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background-color="#FFFFFF"/>
    </style:style>
    <style:style style:name="P3" style:parent-style-name="Standard" style:family="paragraph">
      <style:text-properties fo:background-color="#FFFFFF"/>
    </style:style>
    <style:style style:name="P4" style:parent-style-name="Standard" style:family="paragraph">
      <style:text-properties fo:background-color="#FFFFFF"/>
    </style:style>
    <style:style style:name="P5" style:parent-style-name="Standard" style:family="paragraph">
      <style:text-properties fo:background-color="#FFFFFF"/>
    </style:style>
    <style:style style:name="P6" style:parent-style-name="Standard" style:family="paragraph">
      <style:text-properties fo:background-color="#FFFFFF"/>
    </style:style>
  </office:automatic-styles>
  <office:body>
    <office:text text:use-soft-page-breaks="true">
      <text:p text:style-name="P1">Pessoa</text:p>
      <text:p text:style-name="Standard">- Nome</text:p>
      <text:p text:style-name="Standard">- Nome Social</text:p>
      <text:p text:style-name="Standard">- Data de nascimento</text:p>
      <text:p text:style-name="Standard">- sexo</text:p>
      <text:p text:style-name="Standard">- cpf</text:p>
      <text:p text:style-name="Standard">- Data de cadastro</text:p>
      <text:p text:style-name="Standard">- Numero de cadastro</text:p>
      <text:p text:style-name="Standard">- Status (ativo/inativo)</text:p>
      <text:p text:style-name="Standard"><text:s text:c="4"/>- Motivo Inativo</text:p>
      <text:p text:style-name="Standard"><text:s text:c="4"/>- Motivo outros</text:p>
      <text:p text:style-name="Standard">- RG</text:p>
      <text:p text:style-name="Standard">- Orgão<text:s/>emissor</text:p>
      <text:p text:style-name="Standard">- Email</text:p>
      <text:p text:style-name="Standard">- Telefone</text:p>
      <text:p text:style-name="Standard">- Endereço</text:p>
      <text:p text:style-name="Standard"><text:tab/>- CEP</text:p>
      <text:p text:style-name="Standard"><text:tab/>- Numero</text:p>
      <text:p text:style-name="Standard"><text:tab/>- Complemento</text:p>
      <text:p text:style-name="Standard"/>
      <text:p text:style-name="Standard">Email</text:p>
      <text:p text:style-name="Standard">- Endereço</text:p>
      <text:p text:style-name="Standard">- Numero de cadastro</text:p>
      <text:p text:style-name="Standard"/>
      <text:p text:style-name="Standard">Telefone</text:p>
      <text:p text:style-name="Standard">- DDD</text:p>
      <text:p text:style-name="Standard">- Numero</text:p>
      <text:p text:style-name="Standard">- Observação</text:p>
      <text:p text:style-name="Standard"/>
      <text:p text:style-name="Standard">TipoTelefone</text:p>
      <text:p text:style-name="Standard">-Ex: residencial, trabalho, vizinho</text:p>
      <text:p text:style-name="Standard"/>
      <text:p text:style-name="Standard">Usuário → Pessoa</text:p>
      <text:p text:style-name="Standard">- N do prontuario</text:p>
      <text:p text:style-name="Standard">- CNS</text:p>
      <text:p text:style-name="Standard">- Nome da mãe</text:p>
      <text:p text:style-name="Standard">- Cor/raça<text:s/>(Branca, negra, amarela, parda, indigena, sem informação)</text:p>
      <text:p text:style-name="Standard">- Etnia</text:p>
      <text:p text:style-name="Standard">- Escolaridade</text:p>
      <text:p text:style-name="Standard">- Profissão do usuário</text:p>
      <text:p text:style-name="Standard">- Status Profissão</text:p>
      <text:p text:style-name="Standard"/>
      <text:p text:style-name="Standard">Cuidador → Pessoa</text:p>
      <text:p text:style-name="Standard"><text:span text:style-name="T2">- Vínculo (pai, mãe, filho, esposa, neto, outro…)</text:span></text:p>
      <text:p text:style-name="P3"/>
      <text:p text:style-name="P4">Vínculo</text:p>
      <text:p text:style-name="P5">- Tipo (pai, mãe, filho, esposa, neto, outro…)</text:p>
      <text:p text:style-name="P6"/>
      <text:p text:style-name="Standard"/>
      <text:p text:style-name="Standard">CEP</text:p>
      <text:p text:style-name="Standard">- Código</text:p>
      <text:p text:style-name="Standard">-<text:s/>Designação do<text:s/>Logradouro<text:s/>(rua, avenida, beco, etc...)</text:p>
      <text:soft-page-break/>
      <text:p text:style-name="Standard">- Logradouro</text:p>
      <text:p text:style-name="Standard">- Bairro</text:p>
      <text:p text:style-name="Standard">- Cidade</text:p>
      <text:p text:style-name="Standard">- Estado</text:p>
      <text:p text:style-name="Standard"/>
      <text:p text:style-name="Standard">01/11/16</text:p>
      <text:p text:style-name="Standard"/>
      <text:p text:style-name="Standard">Linha de Cuidado</text:p>
      <text:p text:style-name="Standard">- Codigo</text:p>
      <text:p text:style-name="Standard">- Descrição da linha de cuidade</text:p>
      <text:p text:style-name="Standard"/>
      <text:p text:style-name="Standard">Área</text:p>
      <text:p text:style-name="Standard">- Codigo</text:p>
      <text:p text:style-name="Standard">- Descrição da área</text:p>
      <text:p text:style-name="Standard"/>
      <text:p text:style-name="Standard">Sub-area</text:p>
      <text:p text:style-name="Standard">- Codigo</text:p>
      <text:p text:style-name="Standard">- Decrição da sub-area</text:p>
      <text:p text:style-name="Standard"/>
      <text:p text:style-name="Standard">Atividade</text:p>
      <text:p text:style-name="Standard">- Codigo</text:p>
      <text:p text:style-name="Standard">- Nome</text:p>
      <text:p text:style-name="Standard">- Checkbox atividade em grupo</text:p>
      <text:p text:style-name="Standard">- Tipo Linha de Cuidado</text:p>
      <text:p text:style-name="Standard">- Tipo Área</text:p>
      <text:p text:style-name="Standard">- Tipo Sub-area</text:p>
      <text:p text:style-name="Standard">- Tipo de atividade (ensino, pesquisa, extensão e outros)</text:p>
      <text:p text:style-name="Standard">- Tempo máximo de inatividade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elipe Sampaio de Souza</meta:initial-creator>
    <dc:creator>Felipe Sampaio de Souza</dc:creator>
    <meta:creation-date>2016-11-01T15:46:00Z</meta:creation-date>
    <dc:date>2016-11-01T15:46:00Z</dc:date>
    <meta:template xlink:href="Normal" xlink:type="simple"/>
    <meta:editing-cycles>2</meta:editing-cycles>
    <meta:editing-duration>PT60S</meta:editing-duration>
    <meta:document-statistic meta:page-count="2" meta:paragraph-count="2" meta:word-count="171" meta:character-count="1146" meta:row-count="8" meta:non-whitespace-character-count="977"/>
  </office:meta>
</office:document-meta>
</file>